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Georgia-Bold" svg:font-family="Georgia-Bold" style:font-family-generic="roman" style:font-pitch="variable"/>
    <style:font-face style:name="Liberation Serif" svg:font-family="'Liberation Serif'"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NewRomanPSMT" fo:font-size="12pt" fo:language="en" fo:country="US" officeooo:rsid="001a6b6b" officeooo:paragraph-rsid="001b8d64" style:font-size-asian="12pt"/>
    </style:style>
    <style:style style:name="P2" style:family="paragraph" style:parent-style-name="Standard">
      <style:text-properties fo:language="en" fo:country="US"/>
    </style:style>
    <style:style style:name="P3" style:family="paragraph" style:parent-style-name="Standard">
      <style:text-properties fo:language="en" fo:country="US" officeooo:rsid="001645f9" officeooo:paragraph-rsid="001b8d64" style:font-size-asian="10.5pt"/>
    </style:style>
    <style:style style:name="P4" style:family="paragraph" style:parent-style-name="Standard">
      <style:text-properties fo:language="en" fo:country="US" officeooo:rsid="0017d6d4" officeooo:paragraph-rsid="001b8d64" style:font-size-asian="10.5pt"/>
    </style:style>
    <style:style style:name="P5" style:family="paragraph" style:parent-style-name="Standard">
      <style:text-properties fo:language="en" fo:country="US" officeooo:rsid="001a6b6b" officeooo:paragraph-rsid="001b8d64" style:font-size-asian="10.5pt"/>
    </style:style>
    <style:style style:name="P6" style:family="paragraph" style:parent-style-name="Standard">
      <style:text-properties fo:language="en" fo:country="US" officeooo:paragraph-rsid="001b8d64"/>
    </style:style>
    <style:style style:name="P7" style:family="paragraph" style:parent-style-name="Standard">
      <style:text-properties fo:language="en" fo:country="US" officeooo:rsid="001b8d64" officeooo:paragraph-rsid="001b8d64"/>
    </style:style>
    <style:style style:name="P8" style:family="paragraph" style:parent-style-name="Standard">
      <style:paragraph-properties fo:text-align="start" style:justify-single-word="false"/>
      <style:text-properties fo:language="en" fo:country="US"/>
    </style:style>
    <style:style style:name="P9" style:family="paragraph" style:parent-style-name="Standard">
      <style:text-properties fo:language="en" fo:country="US" officeooo:rsid="0017eb70" officeooo:paragraph-rsid="0017eb70"/>
    </style:style>
    <style:style style:name="P10" style:family="paragraph" style:parent-style-name="Standard">
      <style:text-properties fo:language="en" fo:country="US" officeooo:rsid="0019f66e" officeooo:paragraph-rsid="0019f66e"/>
    </style:style>
    <style:style style:name="T1" style:family="text">
      <style:text-properties officeooo:rsid="0018bf2e"/>
    </style:style>
    <style:style style:name="T2" style:family="text">
      <style:text-properties style:font-name="Georgia" fo:font-size="12pt" style:font-size-asian="12pt"/>
    </style:style>
    <style:style style:name="T3" style:family="text">
      <style:text-properties officeooo:rsid="001b8d64"/>
    </style:style>
    <style:style style:name="T4" style:family="text">
      <style:text-properties officeooo:rsid="0017d6d4"/>
    </style:style>
    <style:style style:name="T5" style:family="text">
      <style:text-properties officeooo:rsid="001a6b6b"/>
    </style:style>
    <style:style style:name="T6" style:family="text">
      <style:text-properties officeooo:rsid="001cf32a"/>
    </style:style>
    <style:style style:name="T7" style:family="text">
      <style:text-properties style:font-name="TimesNewRomanPSMT" fo:font-size="12pt" style:font-size-asian="12pt"/>
    </style:style>
    <style:style style:name="T8" style:family="text">
      <style:text-properties style:font-name="TimesNewRomanPSMT" fo:font-size="12pt" officeooo:rsid="001cf32a" style:font-size-asian="12pt"/>
    </style:style>
    <style:style style:name="T9" style:family="text">
      <style:text-properties style:font-name="TimesNewRomanPSMT" fo:font-size="12pt" officeooo:rsid="001a6b6b" style:font-size-asian="12pt"/>
    </style:style>
    <style:style style:name="T10" style:family="text">
      <style:text-properties style:font-name="TimesNewRomanPSMT" fo:font-size="12pt" officeooo:rsid="001cbda5" style:font-size-asian="12pt"/>
    </style:style>
    <style:style style:name="T11" style:family="text">
      <style:text-properties fo:font-weight="normal" style:font-weight-asian="normal" style:font-weight-complex="normal"/>
    </style:style>
    <style:style style:name="T12" style:family="text">
      <style:text-properties fo:font-weight="normal" officeooo:rsid="001645f9" style:font-weight-asian="normal" style:font-weight-complex="normal"/>
    </style:style>
    <style:style style:name="T13" style:family="text">
      <style:text-properties officeooo:rsid="001cbd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tailed description</text:p>
      <text:p text:style-name="P2">We choose to do the ALU.</text:p>
      <text:p text:style-name="P2">An arithmetic logic unit (ALU) is a combinational digital electronic circuit that performs arithmetic and bitwise operations on integer binary numbers. </text:p>
      <text:p text:style-name="P6">The inputs to an ALU are the data to be operated on, called operands, and a code indicating the operation to be performed.</text:p>
      <text:p text:style-name="P6"><text:span text:style-name="T3">We have 3 operands : A and B are four bits each, and Cin is one bit.</text:span> </text:p>
      <text:p text:style-name="P7">Our ALU can do four different <text:span text:style-name="T13">operations</text:span>, so we need a two bit code to know which operation to do. These input are s0 and s1.</text:p>
      <text:p text:style-name="P6"><text:span text:style-name="T3">The operations are :</text:span></text:p>
      <text:p text:style-name="P8"><text:span text:style-name="T7">00 Unsigned add</text:span></text:p>
      <text:p text:style-name="P8"><text:span text:style-name="T7">01 Unsigned subtraction</text:span></text:p>
      <text:p text:style-name="P8"><text:span text:style-name="T7">10 Test for bit equality</text:span></text:p>
      <text:p text:style-name="P8"><text:span text:style-name="T7">11 Divide by Two</text:span></text:p>
      <text:p text:style-name="P7"/>
      <text:p text:style-name="P3">We made our project by realizing 6 schematics.</text:p>
      <text:p text:style-name="P3">The main <text:span text:style-name="T4">schematic</text:span> is the ALU itself.</text:p>
      <text:p text:style-name="P3">It contains:<text:tab/>-2 ripple carry adder.</text:p>
      <text:p text:style-name="P4"><text:tab/><text:tab/>-A decoder</text:p>
      <text:p text:style-name="P4"><text:tab/><text:tab/>-A module to compare bits</text:p>
      <text:p text:style-name="P4"><text:tab/><text:tab/>- 4 enabler</text:p>
      <text:p text:style-name="P4"/>
      <text:p text:style-name="P4">E<text:span text:style-name="T11">ach </text:span><text:span text:style-name="T12">ripple carry adder </text:span><text:span text:style-name="T11">is made using 4 full adder .</text:span></text:p>
      <text:p text:style-name="P4"><text:span text:style-name="T11">A full adder is a logical circuit that performs an addition operation on three one-bit binary numbers. The full adder produ</text:span>ces a sum of the three inputs and carry value. </text:p>
      <text:p text:style-name="P4"/>
      <text:p text:style-name="P4">The add function <text:span text:style-name="T5">is done by using a simple carry adder.</text:span></text:p>
      <text:p text:style-name="P5">The subtraction function us<text:span text:style-name="T6">es</text:span> the complement method. We invert B and use the ripple carry adder <text:span text:style-name="T13">to do A+Band we add one. We add one using the Cin input of the rripple carry adder module.</text:span></text:p>
      <text:p text:style-name="P5">The <text:span text:style-name="T7">Test for bit equality ha</text:span><text:span text:style-name="T8">s its</text:span><text:span text:style-name="T7"> own schematic, w</text:span><text:span text:style-name="T8">hich</text:span><text:span text:style-name="T7"> is just a 2 Level </text:span><text:span text:style-name="T10">circuit. We use</text:span><text:span text:style-name="T7"> </text:span><text:span text:style-name="T10">a</text:span><text:span text:style-name="T7"> </text:span><text:span text:style-name="T10">XNOR</text:span><text:span text:style-name="T7"> gates </text:span><text:span text:style-name="T10">for each element of A to compare it with his B homologue. Then we use a 4AND gate to see if A completely equal B.</text:span></text:p>
      <text:p text:style-name="P5"><text:span text:style-name="T7">The Divide by Two function ha</text:span><text:span text:style-name="T8">sn’t got any</text:span><text:span text:style-name="T7"> module, it is a simple shift left of the input. </text:span><text:span text:style-name="T10">It goes directly in the enabler, the entry are just shifted.</text:span></text:p>
      <text:p text:style-name="P1"/>
      <text:p text:style-name="P6"><text:span text:style-name="T9">The ALU </text:span><text:bookmark text:name="tw-target-text"/><text:span text:style-name="T7">calculates everything simultaneously. </text:span><text:span text:style-name="T9">Then we use an enabler to select the result. Each function ha</text:span><text:span text:style-name="T8">s</text:span><text:span text:style-name="T9"> it</text:span><text:span text:style-name="T8">s own</text:span><text:span text:style-name="T9"> enabler </text:span><text:span text:style-name="T8">and </text:span><text:span text:style-name="T9">All the enablers are the same. </text:span><text:span text:style-name="T8">An enabler</text:span><text:span text:style-name="T9"> just passes the input</text:span><text:span text:style-name="T8">s</text:span><text:span text:style-name="T9"> into output</text:span><text:span text:style-name="T8">s</text:span><text:span text:style-name="T9"> when the enable line is on. </text:span></text:p>
      <text:p text:style-name="P1"/>
      <text:p text:style-name="P1">To turn on the right enable line according to s0 and s1, we use a decoder.</text:p>
      <text:p text:style-name="P2"/>
      <text:p text:style-name="P2"/>
      <text:p text:style-name="P9"/>
      <text:p text:style-name="P9"/>
      <text:p text:style-name="P9">Conclusion :</text:p>
      <text:p text:style-name="P9"/>
      <text:p text:style-name="P9">Our ALU works according to the specified certification.</text:p>
      <text:p text:style-name="P10">We made a gate level system taking care to do as few levels as possible.</text:p>
      <text:p text:style-name="P10">In addition to work, our solution is optimized.</text:p>
      <text:p text:style-name="P10">However, you have to pay attention to some details:</text:p>
      <text:p text:style-name="P10">- It is not planned to be able to subtract a large number from a small one. The displayed result is not valid.</text:p>
      <text:p text:style-name="P10"><text:soft-page-break/>- We can divide only a binary number of 6 digits. Additional digits will be ignored.</text:p>
      <text:p text:style-name="P9"/>
      <text:p text:style-name="P10">There are many ways to improve our system. </text:p>
      <text:p text:style-name="P10">-On the circuit, we did not know how to access the positive wire.When it was necessary to add 1 during the complement method for the subtraction, we used a stratagem thanks to an inverter. This is certainly not optimized.</text:p>
      <text:p text:style-name="P10">- We can check which is the largest number for subtraction, or turn off the LEDs if A &lt;B.</text:p>
      <text:p text:style-name="P10">- The divide by 2 function could divide larger numbers.</text:p>
      <text:p text:style-name="P9">- <text:span text:style-name="T1">We used the 25mhz clock. Our system could be 4 times faster if we use the 100mhz clock.</text:span></text:p>
      <text:p text:style-name="P9">- <text:span text:style-name="T1">On this FPGA, we can use the four 7-segment LED display to show our result instead of LED.</text:span></text:p>
      <text:p text:style-name="P9">-<text:span text:style-name="T1">The point of an ALU is to be multifunctional. But to add functions, we need more input and output on our FPGA. Or we can use the serial ports to add many switches and LED. So we can add almost as many functions as we w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Georgia-Bold" svg:font-family="Georgia-Bold" style:font-family-generic="roman" style:font-pitch="variable"/>
    <style:font-face style:name="Liberation Serif" svg:font-family="'Liberation Serif'"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8T00:41:31.108000000</meta:creation-date>
    <dc:date>2018-12-09T07:39:10.087000000</dc:date>
    <meta:editing-duration>PT16M35S</meta:editing-duration>
    <meta:editing-cycles>2</meta:editing-cycles>
    <meta:generator>LibreOffice/5.1.5.2$Windows_x86 LibreOffice_project/7a864d8825610a8c07cfc3bc01dd4fce6a9447e5</meta:generator>
    <meta:document-statistic meta:table-count="0" meta:image-count="0" meta:object-count="0" meta:page-count="2" meta:paragraph-count="39" meta:word-count="605" meta:character-count="3160" meta:non-whitespace-character-count="2583"/>
  </office:meta>
</office:document-meta>
</file>